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416000002D24CB10165.png"/>
  <manifest:file-entry manifest:media-type="image/png" manifest:full-path="Pictures/1000000000000366000001578A181C19.png"/>
  <manifest:file-entry manifest:media-type="image/png" manifest:full-path="Pictures/1000000000000320000002581B42268A.png"/>
  <manifest:file-entry manifest:media-type="image/png" manifest:full-path="Pictures/1000000000000416000002D205644C0F.png"/>
  <manifest:file-entry manifest:media-type="image/png" manifest:full-path="Pictures/1000000000000416000002D26DEB75F9.png"/>
  <manifest:file-entry manifest:media-type="image/png" manifest:full-path="Pictures/10000000000003A4000002980672BBAC.png"/>
  <manifest:file-entry manifest:media-type="image/png" manifest:full-path="Pictures/100000000000034500000159BBADB074.png"/>
  <manifest:file-entry manifest:media-type="image/png" manifest:full-path="Pictures/100000000000038A0000014F2921388C.png"/>
  <manifest:file-entry manifest:media-type="image/png" manifest:full-path="Pictures/100000000000037B000001528EE2DEFB.png"/>
  <manifest:file-entry manifest:media-type="image/png" manifest:full-path="Pictures/1000000000000416000002D2C46A3D37.png"/>
  <manifest:file-entry manifest:media-type="image/png" manifest:full-path="Pictures/10000000000003560000015400DA581E.png"/>
  <manifest:file-entry manifest:media-type="image/png" manifest:full-path="Pictures/1000000000000416000002D27BC4A96D.png"/>
  <manifest:file-entry manifest:media-type="image/png" manifest:full-path="Pictures/10000000000003540000014EC6329601.png"/>
  <manifest:file-entry manifest:media-type="image/png" manifest:full-path="Pictures/10000000000003450000015EAA112CBE.png"/>
  <manifest:file-entry manifest:media-type="image/png" manifest:full-path="Pictures/1000000000000416000002D227BD25E4.png"/>
  <manifest:file-entry manifest:media-type="image/png" manifest:full-path="Pictures/1000000000000416000002D2B4D3CAC1.png"/>
  <manifest:file-entry manifest:media-type="image/png" manifest:full-path="Pictures/1000000000000396000001541E95B200.png"/>
  <manifest:file-entry manifest:media-type="image/png" manifest:full-path="Pictures/1000000000000416000002D206EA66B1.png"/>
  <manifest:file-entry manifest:media-type="image/png" manifest:full-path="Pictures/10000000000003750000015684688BBE.png"/>
  <manifest:file-entry manifest:media-type="image/png" manifest:full-path="Pictures/10000000000003A2000001566CA626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solid" svg:stroke-width="0.05cm" svg:stroke-color="#800000" draw:marker-start-width="0.38cm" draw:marker-end-width="0.38cm" draw:fill="none" draw:fill-color="#ffffff" draw:auto-grow-height="true" draw:auto-grow-width="false" fo:max-height="0cm" fo:min-height="1.345cm" fo:padding-top="0.15cm" fo:padding-bottom="0.15cm" fo:padding-left="0.275cm" fo:padding-right="0.275cm"/>
    </style:style>
    <style:style style:name="gr6" style:family="graphic" style:parent-style-name="standard">
      <style:graphic-properties draw:stroke="none" draw:fill="none" fo:min-height="14.25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00cccc" draw:textarea-horizontal-align="justify" draw:textarea-vertical-align="middle" draw:auto-grow-height="false"/>
    </style:style>
    <style:style style:name="gr9" style:family="graphic" style:parent-style-name="standard">
      <style:graphic-properties draw:stroke="solid" svg:stroke-width="0.1cm" svg:stroke-color="#000080" draw:marker-start-width="0.45cm" draw:marker-end-width="0.45cm" draw:fill="none" draw:fill-color="#ffffff" draw:auto-grow-height="true" draw:auto-grow-width="false" fo:max-height="0cm" fo:min-height="0cm"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4.979cm"/>
    </style:style>
    <style:style style:name="gr13" style:family="graphic" style:parent-style-name="standard">
      <style:graphic-properties draw:fill="solid" draw:fill-color="#33cc66" draw:textarea-vertical-align="middle" draw:auto-grow-height="false" fo:min-height="0.749cm" fo:min-width="0.499cm"/>
    </style:style>
    <style:style style:name="gr14" style:family="graphic" style:parent-style-name="standard">
      <style:graphic-properties draw:fill="solid" draw:fill-color="#cccc00" draw:textarea-vertical-align="middle" draw:auto-grow-height="false" fo:min-height="0.749cm" fo:min-width="0.499cm"/>
    </style:style>
    <style:style style:name="gr15" style:family="graphic" style:parent-style-name="standard">
      <style:graphic-properties draw:fill="solid" draw:fill-color="#dc2300" draw:textarea-vertical-align="middle" draw:auto-grow-height="false" fo:min-height="0.749cm" fo:min-width="0.499cm"/>
    </style:style>
    <style:style style:name="gr16"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812cm" fo:min-width="0.9cm" fo:padding-top="0.175cm" fo:padding-bottom="0.175cm" fo:padding-left="0.3cm" fo:padding-right="0.3cm"/>
    </style:style>
    <style:style style:name="pr1" style:family="presentation" style:parent-style-name="Standard-title">
      <style:graphic-properties draw:fill-color="#ffffff" draw:auto-grow-height="true" fo:min-height="3.507cm"/>
    </style:style>
    <style:style style:name="pr2" style:family="presentation" style:parent-style-name="Standard-subtitle">
      <style:graphic-properties draw:fill-color="#ffffff" draw:auto-grow-height="true" fo:min-height="13.86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1cm"/>
    </style:style>
    <style:style style:name="pr6" style:family="presentation" style:parent-style-name="Standard-title">
      <style:graphic-properties fo:min-height="3.256cm"/>
    </style:style>
    <style:style style:name="pr7" style:family="presentation" style:parent-style-name="Standard-notes">
      <style:graphic-properties draw:fill-color="#ffffff" fo:min-height="13.114cm"/>
    </style:style>
    <style:style style:name="pr8" style:family="presentation" style:parent-style-name="Standard-outline1">
      <style:graphic-properties draw:auto-grow-height="true" fo:min-height="13.86cm"/>
    </style:style>
    <style:style style:name="co1" style:family="table-column">
      <style:table-column-properties style:column-width="5.006cm" style:use-optimal-column-width="false"/>
    </style:style>
    <style:style style:name="co2" style:family="table-column">
      <style:table-column-properties style:column-width="3.551cm" style:use-optimal-column-width="false"/>
    </style:style>
    <style:style style:name="co3" style:family="table-column">
      <style:table-column-properties style:column-width="3.539cm" style:use-optimal-column-width="false"/>
    </style:style>
    <style:style style:name="ro1" style:family="table-row">
      <style:table-row-properties style:row-height="1.209cm"/>
    </style:style>
    <style:style style:name="ro2" style:family="table-row">
      <style:table-row-properties style:row-height="0.735cm"/>
    </style:style>
    <style:style style:name="ce1" style:family="table-cell">
      <style:graphic-properties draw:fill="solid" draw:fill-color="#ccccff" style:repeat="repeat"/>
      <style:paragraph-properties fo:text-align="center"/>
      <style:text-properties fo:font-size="14pt" fo:font-weight="bold" style:font-size-asian="14pt" style:font-weight-asian="bold" style:font-size-complex="14pt" style:font-weight-complex="bold"/>
    </style:style>
    <style:style style:name="ce2" style:family="table-cell">
      <style:graphic-properties draw:fill="solid" draw:fill-color="#ccccff" style:repeat="repeat"/>
      <style:paragraph-properties fo:text-align="center"/>
      <style:text-properties fo:font-size="14pt" style:font-size-asian="14pt" style:font-size-complex="14pt"/>
    </style:style>
    <style:style style:name="ce3" style:family="table-cell">
      <style:graphic-properties style:repeat="repeat"/>
      <style:text-properties fo:font-size="12pt" style:font-size-asian="12pt" style:font-size-complex="12pt"/>
    </style:style>
    <style:style style:name="ce4" style:family="table-cell">
      <style:graphic-properties style:repeat="repeat"/>
      <style:paragraph-properties fo:text-align="center"/>
      <style:text-properties fo:font-size="12pt" fo:font-weight="bold" style:font-size-asian="12pt" style:font-weight-asian="bold" style:font-size-complex="12pt" style:font-weight-complex="bold"/>
    </style:style>
    <style:style style:name="ce5" style:family="table-cell">
      <style:graphic-properties style:repeat="repeat"/>
      <style:paragraph-properties fo:text-align="center"/>
      <style:text-properties fo:font-size="12pt" style:font-size-asian="12pt" style:font-size-complex="12pt"/>
    </style:style>
    <style:style style:name="ce6" style:family="table-cell">
      <style:graphic-properties style:repeat="repeat"/>
      <style:paragraph-properties fo:text-align="center"/>
      <style:text-properties fo:font-size="10pt" style:font-size-asian="10pt" style:font-size-complex="10pt"/>
    </style:style>
    <style:style style:name="ce7" style:family="table-cell">
      <style:graphic-properties style:repeat="repeat"/>
      <style:text-properties fo:font-size="10pt" style:font-size-asian="10pt" style:font-size-complex="10pt"/>
    </style:style>
    <style:style style:name="ce8" style:family="table-cell">
      <style:graphic-properties style:repeat="repeat"/>
    </style:style>
    <style:style style:name="ce9" style:family="table-cell">
      <style:graphic-properties draw:fill="solid" draw:fill-color="#ffcc99" style:repeat="repeat"/>
    </style:style>
    <style:style style:name="ce10" style:family="table-cell">
      <style:graphic-properties draw:fill="solid" draw:fill-color="#ffcc99" style:repeat="repeat"/>
      <style:text-properties fo:font-size="12pt" style:font-size-asian="12pt" style:font-size-complex="12pt"/>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justify"/>
    </style:style>
    <style:style style:name="P4" style:family="paragraph">
      <style:paragraph-properties fo:text-align="justify"/>
      <style:text-properties fo:font-weight="bold" style:font-weight-asian="bold" style:font-weight-complex="bold"/>
    </style:style>
    <style:style style:name="P5" style:family="paragraph">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style:text-properties fo:font-size="20pt"/>
    </style:style>
    <style:style style:name="P8" style:family="paragraph">
      <style:text-properties fo:font-size="12pt" style:font-size-asian="12pt" style:font-size-complex="12pt"/>
    </style:style>
    <style:style style:name="P9" style:family="paragraph">
      <style:paragraph-properties fo:text-align="start"/>
    </style:style>
    <style:style style:name="P10" style:family="paragraph">
      <style:text-properties fo:font-size="14pt" style:font-size-asian="14pt" style:font-size-complex="14pt"/>
    </style:style>
    <style:style style:name="P11" style:family="paragraph">
      <style:paragraph-properties fo:text-align="center"/>
      <style:text-properties fo:font-size="10pt" style:font-size-asian="10pt" style:font-size-complex="10pt"/>
    </style:style>
    <style:style style:name="P12" style:family="paragraph">
      <style:paragraph-properties fo:text-align="center"/>
      <style:text-properties fo:font-size="18pt"/>
    </style:style>
    <style:style style:name="P13" style:family="paragraph">
      <style:text-properties fo:font-size="18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14pt" style:font-size-asian="14pt" style:font-size-complex="14pt"/>
    </style:style>
    <style:style style:name="T6" style:family="text">
      <style:text-properties fo:font-size="10pt" style:font-size-asian="10pt" style:font-size-complex="10pt"/>
    </style:style>
    <style:style style:name="T7" style:family="text">
      <style:text-properties fo:font-size="18pt"/>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color="#008000" fo:font-style="italic" style:font-style-asian="italic" style:font-style-complex="italic"/>
    </style:style>
    <style:style style:name="T11"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7cm" svg:x="1.4cm" svg:y="0.837cm" presentation:class="title">
          <draw:text-box>
            <text:p>libShower</text:p>
          </draw:text-box>
        </draw:frame>
        <draw:frame presentation:style-name="pr2" draw:layer="layout" svg:width="25.199cm" svg:height="13.86cm" svg:x="1.4cm" svg:y="4.914cm" presentation:class="subtitle">
          <draw:text-box>
            <text:p>Manual</text:p>
            <text:p>V0.1</text:p>
            <text:p>As of 25.11.2010</text:p>
            <text:p>frank.meisel@lhep.unibe.ch</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presentation:user-transformed="true">
            <draw:text-box/>
          </draw:frame>
        </presentation:notes>
      </draw:page>
      <draw:page draw:name="page2"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Description</text:p>
          </draw:text-box>
        </draw:frame>
        <draw:frame presentation:style-name="pr5" draw:text-style-name="P4" draw:layer="layout" svg:width="17cm" svg:height="15.5cm" svg:x="4.5cm" svg:y="4.5cm" presentation:class="outline" presentation:user-transformed="true">
          <draw:text-box>
            <text:list text:style-name="L2">
              <text:list-item>
                <text:p text:style-name="P3"><text:span text:style-name="T1">This manual is intended to make the user familiar on the way showers are dealt with.</text:span></text:p>
              </text:list-item>
              <text:list-item>
                <text:p text:style-name="P3"><text:span text:style-name="T1">The user should not bother about details.</text:span></text:p>
              </text:list-item>
              <text:list-item>
                <text:p text:style-name="P3"><text:span text:style-name="T1">To increase the performance, the user may give additional information on the date to obtain a better result.</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Overview</text:p>
          </draw:text-box>
        </draw:frame>
        <draw:frame presentation:style-name="pr5" draw:layer="layout" svg:width="25.199cm" svg:height="13.86cm" svg:x="1.4cm" svg:y="4.914cm" presentation:class="outline">
          <draw:text-box>
            <text:list text:style-name="L2">
              <text:list-item>
                <text:p>Shower for Event classification.</text:p>
              </text:list-item>
              <text:list-item>
                <text:p>Shower characteristics</text:p>
              </text:list-item>
              <text:list-item>
                <text:p>Shower implementation in FEDRA</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8" draw:layer="layout" svg:width="25.199cm" svg:height="13.86cm" svg:x="1.4cm" svg:y="4.914cm" presentation:class="outline">
          <draw:text-box>
            <text:list text:style-name="L2">
              <text:list-item>
                <text:p>A track in fedra</text:p>
                <text:list>
                  <text:list-item>
                    <text:p>One Segment Per Plate</text:p>
                  </text:list-item>
                  <text:list-item>
                    <text:p>N(), Npl(), N0, Theta(), XYZ, P()</text:p>
                  </text:list-item>
                </text:list>
              </text:list-item>
            </text:list>
          </draw:text-box>
        </draw:frame>
        <draw:g>
          <draw:custom-shape draw:style-name="gr2" draw:text-style-name="P5" draw:layer="layout" svg:width="4cm" svg:height="4cm" svg:x="1.7cm" svg:y="11.4cm">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8.6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3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3.61cm" svg:x="1.4cm" svg:y="4.914cm" presentation:class="outline" presentation:user-transformed="true">
          <draw:text-box>
            <text:list text:style-name="L2">
              <text:list-item>
                <text:p>A shower in fedra</text:p>
                <text:list>
                  <text:list-item>
                    <text:p>Can have <text:span text:style-name="T3">More</text:span> than One Segment Per Plate</text:p>
                  </text:list-item>
                  <text:list-item>
                    <text:p>N(), Npl(), N0, Theta(), XYZ, P()</text:p>
                  </text:list-item>
                  <text:list-item>
                    <text:p>Plus additional information: <text:span text:style-name="T4">longitudinal&amp;transversal</text:span> Profile!</text:p>
                  </text:list-item>
                </text:list>
              </text:list-item>
            </text:list>
          </draw:text-box>
        </draw:frame>
        <draw:g>
          <draw:custom-shape draw:style-name="gr2" draw:text-style-name="P5" draw:layer="layout" svg:width="4cm" svg:height="4cm" svg:x="1.7cm" svg:y="12.9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2.4cm" svg:y="15.7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4.5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3cm" svg:height="1cm" svg:x="8.6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6.2cm" svg:y="13.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2.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6cm" svg:y="16.9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6.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4.245cm" svg:x="1.4cm" svg:y="4.914cm" presentation:class="outline" presentation:user-transformed="true">
          <draw:text-box>
            <text:list text:style-name="L2">
              <text:list-item>
                <text:p>Using EdbTrackP as object class for Shower is ok, but we lose physical information.</text:p>
              </text:list-item>
              <text:list-item>
                <text:p>Compensated by infos in <text:s/>EdbShowerAlgE...</text:p>
                <text:list>
                  <text:list-item>
                    <text:list>
                      <text:list-item>
                        <text:p>May be put later in a extra <text:span text:style-name="T3">EdbShowerP</text:span> class...</text:p>
                      </text:list-item>
                    </text:list>
                  </text:list-item>
                </text:list>
              </text:list-item>
              <text:list-item>
                <text:p>Up to now: how is a shower represented/stored?</text:p>
              </text:list-item>
              <text:list-item>
                <text:p>We have Shower.root which uses a TTree to store the variables. Technically equivalent to do storage like EdbTrackP, but it requires complex I/O conversions to get from </text:p>
                <text:list>
                  <text:list-item>
                    <text:list>
                      <text:list-item>
                        <text:p>TTree entry <text:s/>↔ EdbTrackP</text:p>
                      </text:list-item>
                    </text:list>
                  </text:list-item>
                </text:list>
              </text:list-item>
            </text:list>
          </draw:text-box>
        </draw:frame>
        <draw:frame draw:style-name="gr5" draw:text-style-name="P8" draw:layer="layout" svg:width="11.5cm" svg:height="1.645cm" draw:transform="rotate (1.5707963267946) translate (0.555cm 16.5cm)">
          <draw:text-box>
            <text:p><text:span text:style-name="T2">Due to backward compabilities we have to use this way.</text:span></text:p>
            <text:p><text:span text:style-name="T2">This is a pain in the back... :-)</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What is to be done for showers?</text:p>
          </draw:text-box>
        </draw:frame>
        <draw:frame presentation:style-name="pr5" draw:layer="layout" svg:width="25.199cm" svg:height="15.086cm" svg:x="1.4cm" svg:y="4.914cm" presentation:class="outline" presentation:user-transformed="true">
          <draw:text-box>
            <text:list text:style-name="L2">
              <text:list-item>
                <text:p>In case we have scanback done, vertex found, scanforth done (hadr. re-interaction), we need for the full description of the event some other information: showers?</text:p>
              </text:list-item>
              <text:list-item>
                <text:p>Why are showers for the event classification important?</text:p>
              </text:list-item>
              <text:list-item>
                <text:p>Electrons: <text:s/>nu_e from beam; tau-&gt;e;</text:p>
              </text:list-item>
              <text:list-item>
                <text:p>Photons: present in almost any event, mainly through the decay of:</text:p>
              </text:list-item>
              <text:list-item>
                <text:p>Pi0: Find two photons, match them in case of more</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Finding showers</text:p>
          </draw:text-box>
        </draw:frame>
        <draw:frame presentation:style-name="pr5" draw:layer="layout" svg:width="25.199cm" svg:height="13.86cm" svg:x="1.4cm" svg:y="4.914cm" presentation:class="outline">
          <draw:text-box>
            <text:list text:style-name="L2">
              <text:list-item>
                <text:p>Showers are either attached to vertex directly or indirectly:</text:p>
                <text:list>
                  <text:list-item>
                    <text:p>Electrons: start to shower direct from the vertex without flight length; IP to vertex rather small; DeltaZ to vertex very small.</text:p>
                  </text:list-item>
                  <text:list-item>
                    <text:p>Photons: fly – then showering happens; therefore IP to vertex bigger than attached tracks; DeltaZ to vertex can be large (mean flight length ca10plates).</text:p>
                  </text:list-item>
                </text:list>
              </text:list-item>
              <text:list-item>
                <text:p>Finding a electron shower can be easier than photon shower (directly attached track or BT)</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Properties of Showers</text:p>
          </draw:text-box>
        </draw:frame>
        <draw:frame presentation:style-name="pr5" draw:layer="layout" svg:width="25.199cm" svg:height="15.586cm" svg:x="1.4cm" svg:y="4.914cm" presentation:class="outline" presentation:user-transformed="true">
          <draw:text-box>
            <text:list text:style-name="L2">
              <text:list-item>
                <text:p>We need to be sure of the following things.</text:p>
              </text:list-item>
              <text:list-item>
                <text:p>We have to find the shower (start)</text:p>
              </text:list-item>
              <text:list-item>
                <text:p>We have to reconstruct (collect all the tracks) it having as much of it reconstructed as possibles (lowest loss as possible).</text:p>
              </text:list-item>
              <text:list-item>
                <text:p>After shower(s) found and reconstructed we need the main properties:</text:p>
                <text:list>
                  <text:list-item>
                    <text:list>
                      <text:list-item>
                        <text:p>Energy<text:tab/> </text:p>
                      </text:list-item>
                      <text:list-item>
                        <text:p>ID</text:p>
                      </text:list-item>
                      <text:list-item>
                        <text:p>1ry-2ry vtx attachment</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6" draw:layer="layout" svg:width="25.199cm" svg:height="3.256cm" svg:x="1.4cm" svg:y="0.962cm" presentation:class="title" presentation:placeholder="true">
          <draw:text-box/>
        </draw:frame>
        <draw:frame presentation:style-name="pr5" draw:layer="layout" svg:width="25.199cm" svg:height="13.86cm" svg:x="1.4cm" svg:y="4.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Reconstruction: Mode A</text:p>
          </draw:text-box>
        </draw:frame>
        <draw:frame presentation:style-name="pr5" draw:layer="layout" svg:width="13.6cm" svg:height="13.86cm" svg:x="1.4cm" svg:y="4.914cm" presentation:class="outline" presentation:user-transformed="true">
          <draw:text-box>
            <text:list text:style-name="L2">
              <text:list-item>
                <text:p>Choose Initiator Basetracks:</text:p>
              </text:list-item>
              <text:list-item>
                <text:p>Set the PVR object on which the reconstruction shall operate:</text:p>
              </text:list-item>
              <text:list-item>
                <text:p text:style-name="P9">Start Reconstruction</text:p>
              </text:list-item>
              <text:list-item>
                <text:p text:style-name="P9">Retrieve Reconstructed Shower Array</text:p>
              </text:list-item>
            </text:list>
          </draw:text-box>
        </draw:frame>
        <draw:frame draw:style-name="gr6" draw:text-style-name="P10" draw:layer="layout" svg:width="16.39cm" svg:height="14.5cm" svg:x="14.11cm" svg:y="4.1cm">
          <draw:text-box>
            <text:p><text:span text:style-name="T5">ShowerInstance = new EdbShowerRec();</text:span></text:p>
            <text:p><text:span text:style-name="T5"/></text:p>
            <text:p><text:span text:style-name="T5">ShowerInstance-&gt; SetInBTArray(TObjArray* InBTArray);</text:span></text:p>
            <text:p><text:span text:style-name="T5"/></text:p>
            <text:p><text:span text:style-name="T5"/></text:p>
            <text:p><text:span text:style-name="T5"/></text:p>
            <text:p><text:span text:style-name="T5"/></text:p>
            <text:p><text:span text:style-name="T5">ShowerInstance-&gt; SetEdbPVRec(EdbPVRec* Ali);</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ShowerInstance-&gt; Execute();</text:span></text:p>
            <text:p><text:span text:style-name="T5"/></text:p>
            <text:p><text:span text:style-name="T5"/></text:p>
            <text:p><text:span text:style-name="T5"/></text:p>
            <text:p><text:span text:style-name="T5"/></text:p>
            <text:p><text:span text:style-name="T5">ShowerInstance-&gt; GetRecoShowerArray();</text:span></text:p>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6" draw:layer="layout" svg:width="25.199cm" svg:height="3.473cm" svg:x="1.4cm" svg:y="0.854cm" presentation:class="title" presentation:user-transformed="true">
          <draw:text-box>
            <text:p>Reconstruction: Mode B<text:line-break/>Frederics Algo Implementation</text:p>
          </draw:text-box>
        </draw:frame>
        <draw:frame presentation:style-name="pr5" draw:layer="layout" svg:width="25.199cm" svg:height="13.86cm" svg:x="1.4cm" svg:y="4.914cm" presentation:class="outline" presentation:user-transformed="true">
          <draw:text-box>
            <text:list text:style-name="L2">
              <text:list-item>
                <text:p>To be filled and explained...:</text:p>
              </text:list-item>
              <text:list-item>
                <text:p>void recdown(int num, int MAXPLATE, int DATA, int Ncand, double* x0, double* y0, double* z0, double* tx0, double* ty0, double* chi20, int* W0, double* P0, int* Flag0, int* plate0, int* id0, int* TRid, double* Esim, int piece2, int piece2par)</text:p>
              </text:list-item>
            </text:list>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Shower Energy Measurement</text:p>
          </draw:text-box>
        </draw:frame>
        <draw:frame presentation:style-name="pr5" draw:layer="layout" svg:width="24.6cm" svg:height="4.586cm" svg:x="1.3cm" svg:y="4.914cm" presentation:class="outline" presentation:user-transformed="true">
          <draw:text-box>
            <text:list text:style-name="L2">
              <text:list-item>
                <text:p>The Shower Energy is measured using:</text:p>
                <text:list>
                  <text:list-item>
                    <text:list>
                      <text:list-item>
                        <text:p>Basic Properties of the Shower</text:p>
                      </text:list-item>
                      <text:list-item>
                        <text:p>Conditions from Brick Scanning</text:p>
                      </text:list-item>
                    </text:list>
                  </text:list-item>
                </text:list>
              </text:list-item>
            </text:list>
          </draw:text-box>
        </draw:frame>
        <draw:frame presentation:style-name="pr5" draw:layer="layout" svg:width="12.296cm" svg:height="13.86cm" svg:x="1cm" svg:y="10.54cm" presentation:class="outline" presentation:user-transformed="true">
          <draw:text-box>
            <text:list text:style-name="L2">
              <text:list-item>
                <text:p>Shower Properties</text:p>
                <text:list>
                  <text:list-item>
                    <text:p>Shape</text:p>
                  </text:list-item>
                  <text:list-item>
                    <text:p>Density</text:p>
                  </text:list-item>
                  <text:list-item>
                    <text:p>Angle</text:p>
                  </text:list-item>
                </text:list>
              </text:list-item>
            </text:list>
          </draw:text-box>
        </draw:frame>
        <draw:frame presentation:style-name="pr5" draw:layer="layout" svg:width="12.296cm" svg:height="13.86cm" svg:x="14.704cm" svg:y="10.6cm" presentation:class="outline" presentation:user-transformed="true">
          <draw:text-box>
            <text:list text:style-name="L2">
              <text:list-item>
                <text:p>Scan Conditions</text:p>
                <text:list>
                  <text:list-item>
                    <text:p>Reco Efficiency</text:p>
                  </text:list-item>
                  <text:list-item>
                    <text:p>BG Level</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Block diagram: energy</text:p>
          </draw:text-box>
        </draw:frame>
        <draw:g>
          <draw:custom-shape draw:style-name="gr2" draw:text-style-name="P5" draw:layer="layout" svg:width="2.305cm" svg:height="2.305cm" svg:x="5.3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1.5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1.5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3.7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8.1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9.3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3.7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5.9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9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8.0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5" draw:layer="layout" svg:width="1cm" svg:height="3.5cm" svg:x="6.1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1" draw:layer="layout" svg:width="4.5cm" svg:height="2cm" svg:x="4.4cm" svg:y="13cm">
          <text:p text:style-name="P5"><text:span text:style-name="T6">Shower </text:span></text:p>
          <text:p text:style-name="P5"><text:span text:style-name="T6">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4.5cm" svg:height="2cm" svg:x="4.4cm" svg:y="16cm">
          <text:p text:style-name="P5"><text:span text:style-name="T6">Scan cond.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9.3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5" draw:layer="layout" svg:width="1.5cm" svg:height="1.5cm" svg:x="2.2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2" draw:layer="layout" svg:width="3.5cm" svg:height="3.5cm" svg:x="12.3cm" svg:y="13.8cm">
          <text:p text:style-name="P5"><text:span text:style-name="T7">Energy class</text:span></text:p>
          <text:p text:style-name="P5"><text:span text:style-name="T7">inst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2.7cm" svg:height="1.5cm" svg:x="16.4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7.7cm" svg:height="2.484cm" svg:x="19.8cm" svg:y="14.4cm">
          <draw:text-box>
            <text:p><text:span text:style-name="T7"/></text:p>
            <text:p><text:span text:style-name="T7">E= 4.2 +- 1.8 +- 0.5 GeV</text:span></text:p>
            <text:p><text:span text:style-name="T7"/></text:p>
          </draw:text-box>
        </draw:frame>
        <draw:frame draw:style-name="gr10" draw:layer="layout" svg:width="6.5cm" svg:height="0.962cm" svg:x="16cm" svg:y="17.538cm">
          <draw:text-box>
            <text:p>==Track-&gt;P()</text:p>
          </draw:text-box>
        </draw:frame>
        <presentation:notes draw:style-name="dp2">
          <draw:page-thumbnail draw:style-name="gr1" draw:layer="layout" svg:width="14.848cm" svg:height="11.136cm" svg:x="3.075cm" svg:y="2.257cm" draw:page-number="14" presentation:class="page"/>
          <draw:frame presentation:style-name="pr7" draw:text-style-name="P7" draw:layer="layout" svg:width="16.799cm" svg:height="13.114cm" svg:x="2.1cm" svg:y="14.107cm" presentation:class="notes" presentation:placeholder="true">
            <draw:text-box/>
          </draw:frame>
        </presentation:notes>
      </draw:page>
      <draw:page draw:name="page15"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Implemented ScanEfficiencies</text:p>
          </draw:text-box>
        </draw:frame>
        <draw:frame draw:style-name="gr11" draw:text-style-name="P5" draw:layer="layout" svg:width="22.458cm" svg:height="16cm" svg:x="2.8cm" svg:y="4cm">
          <draw:image xlink:href="Pictures/10000000000003A4000002980672BBAC.png" xlink:type="simple" xlink:show="embed" xlink:actuate="onLoad">
            <text:p/>
          </draw:image>
        </draw:frame>
        <draw:frame draw:style-name="gr10" draw:layer="layout" svg:width="12.5cm" svg:height="0.962cm" svg:x="1cm" svg:y="19.5cm">
          <draw:text-box>
            <text:p>Example Brick: Bern 144320, Mic4</text:p>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3.114cm" svg:x="2.1cm" svg:y="14.107cm" presentation:class="notes" presentation:placeholder="true">
            <draw:text-box/>
          </draw:frame>
        </presentation:notes>
      </draw:page>
      <draw:page draw:name="page16" draw:style-name="dp3" draw:master-page-name="Standard" presentation:presentation-page-layout-name="AL3T3">
        <office:forms form:automatic-focus="false" form:apply-design-mode="false"/>
        <draw:frame presentation:style-name="pr4" draw:layer="layout" svg:width="25.199cm" svg:height="3.507cm" svg:x="1.4cm" svg:y="0.837cm" presentation:class="title">
          <draw:text-box>
            <text:p>Energy: Technical</text:p>
          </draw:text-box>
        </draw:frame>
        <draw:frame presentation:style-name="pr5" draw:layer="layout" svg:width="13.6cm" svg:height="13.86cm" svg:x="0.4cm" svg:y="4.914cm" presentation:class="outline" presentation:user-transformed="true">
          <draw:text-box>
            <text:list text:style-name="L2">
              <text:list-item>
                <text:p>Get Reconstructed Shower Array</text:p>
              </text:list-item>
              <text:list-item>
                <text:p>Start Energy Estimation</text:p>
              </text:list-item>
              <text:list-item>
                <text:p text:style-name="P9">Retrieve Reconstructed Shower Array, with P() filled.</text:p>
              </text:list-item>
            </text:list>
          </draw:text-box>
        </draw:frame>
        <draw:frame draw:style-name="gr12" draw:text-style-name="P8" draw:layer="layout" svg:width="18.067cm" svg:height="5.229cm" svg:x="7.5cm" svg:y="13.271cm">
          <draw:text-box>
            <text:p><text:span text:style-name="T2"><text:s text:c="8"/></text:span><text:span text:style-name="T2">// Instantate ShowerAlgorithmEnergy Class</text:span></text:p>
            <text:p><text:span text:style-name="T2"><text:s text:c="8"/></text:span><text:span text:style-name="T2">EdbShowerAlgESimple* ShowerAlgEnergyInstance = new EdbShowerAlgESimple();</text:span></text:p>
            <text:p><text:span text:style-name="T2"/></text:p>
            <text:p><text:span text:style-name="T2"><text:s text:c="8"/></text:span><text:span text:style-name="T2">// Run Shower Energy Algorithm on all shower/tracks</text:span></text:p>
            <text:p><text:span text:style-name="T2"><text:s text:c="8"/></text:span><text:span text:style-name="T2">ShowerAlgEnergyInstance-&gt;DoRun(RecoShowerArray);</text:span></text:p>
            <text:p><text:span text:style-name="T2"/></text:p>
            <text:p><text:span text:style-name="T2"><text:s text:c="8"/></text:span><text:span text:style-name="T2">// All tracks contain now in P() the estimated energy.</text:span></text:p>
          </draw:text-box>
        </draw:frame>
        <presentation:notes draw:style-name="dp2">
          <draw:page-thumbnail draw:style-name="gr1" draw:layer="layout" svg:width="14.848cm" svg:height="11.136cm" svg:x="3.075cm" svg:y="2.257cm" draw:page-number="16" presentation:class="page"/>
          <draw:frame presentation:style-name="pr7" draw:text-style-name="P7" draw:layer="layout" svg:width="16.799cm" svg:height="13.114cm" svg:x="2.1cm" svg:y="14.107cm" presentation:class="notes" presentation:placeholder="true">
            <draw:text-box/>
          </draw:frame>
        </presentation:notes>
      </draw:page>
      <draw:page draw:name="page17"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nergy: stat. Results: sigma(E)/E<text:line-break/>gamma</text:p>
          </draw:text-box>
        </draw:frame>
        <draw:frame draw:style-name="gr11" draw:text-style-name="P5" draw:layer="layout" svg:width="22.145cm" svg:height="9.127cm" svg:x="3cm" svg:y="6.5cm">
          <draw:image xlink:href="Pictures/100000000000034500000159BBADB07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7" draw:layer="layout" svg:width="16.799cm" svg:height="13.114cm" svg:x="2.1cm" svg:y="14.107cm" presentation:class="notes" presentation:placeholder="true">
            <draw:text-box/>
          </draw:frame>
        </presentation:notes>
      </draw:page>
      <draw:page draw:name="page18"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nergy: stat. Results: sigma(E)/E<text:line-break/>ele</text:p>
          </draw:text-box>
        </draw:frame>
        <draw:frame draw:style-name="gr11" draw:text-style-name="P5" draw:layer="layout" svg:width="22.145cm" svg:height="9.127cm" svg:x="3cm" svg:y="6.5cm">
          <draw:image xlink:href="Pictures/10000000000003450000015EAA112CB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7" draw:layer="layout" svg:width="16.799cm" svg:height="13.114cm" svg:x="2.1cm" svg:y="14.10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Interpolation</text:p>
          </draw:text-box>
        </draw:frame>
        <draw:frame presentation:style-name="pr5" draw:layer="layout" svg:width="25.199cm" svg:height="13.86cm" svg:x="1.4cm" svg:y="4.914cm" presentation:class="outline">
          <draw:text-box>
            <text:list text:style-name="L2">
              <text:list-item>
                <text:p>Interpolate energy statistic uncertanties with ROOT Tspline3 class (between energies)</text:p>
              </text:list-item>
              <text:list-item>
                <text:p>(No interpolation done between plate binnings.)</text:p>
              </text:list-item>
            </text:list>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114cm" svg:x="2.1cm" svg:y="14.10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More here : SYSTEMATICS</text:p>
          </draw:text-box>
        </draw:frame>
        <draw:frame presentation:style-name="pr5" draw:layer="layout" svg:width="25.199cm" svg:height="13.86cm" svg:x="1.4cm" svg:y="4.914cm" presentation:class="outline">
          <draw:text-box>
            <text:list text:style-name="L2">
              <text:list-item>
                <text:p>Calculating energy gives you stat. AND sys. On the screen. Saved is then the quadratic sum.</text:p>
                <text:list>
                  <text:list-item>
                    <text:p>(Attention: at the moment (svn1056) in fedra there is no additional variable to store momentum/energy error of a track/shower. Uncertainty is now <text:span text:style-name="T8">only</text:span> written in shower.root file.)</text:p>
                  </text:list-item>
                </text:list>
              </text:list-item>
              <text:list-item>
                <text:p>Different sources have been investigated.</text:p>
              </text:list-item>
              <text:list-item>
                <text:p>See the following table for an overview.</text:p>
                <text:list>
                  <text:list-item>
                    <text:p>(Details will be written up in the thesis, also many plots and tables; <text:span text:style-name="T3">explanations will follow here</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114cm" svg:x="2.1cm" svg:y="14.107cm" presentation:class="notes" presentation:placeholder="true">
            <draw:text-box/>
          </draw:frame>
        </presentation:notes>
      </draw:page>
      <draw:page draw:name="page21" draw:style-name="dp3" draw:master-page-name="Standard">
        <office:forms form:automatic-focus="false" form:apply-design-mode="false"/>
        <draw:frame draw:style-name="standard" draw:layer="layout" svg:width="26.299cm" svg:height="19.652cm" svg:x="0.851cm" svg:y="1.04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3"/>
            <table:table-row table:style-name="ro1" table:default-cell-style-name="ce2">
              <table:table-cell table:style-name="ce1"/>
              <table:table-cell>
                <text:p text:style-name="P5"><text:span text:style-name="T2">DEPENDS ON ENERGY ??</text:span></text:p>
              </table:table-cell>
              <table:table-cell>
                <text:p text:style-name="P5"><text:span text:style-name="T2">DEPENDS ON NPLATES ??</text:span></text:p>
              </table:table-cell>
              <table:table-cell>
                <text:p text:style-name="P5"><text:span text:style-name="T2">E/G IMPACT ??</text:span></text:p>
              </table:table-cell>
              <table:table-cell>
                <text:p text:style-name="P5"><text:span text:style-name="T5">PRIORITY</text:span></text:p>
              </table:table-cell>
              <table:table-cell table:style-name="ce3">
                <text:p><text:span text:style-name="T2">Sample Resolution/E gamma @ 1GeV@20Pl</text:span></text:p>
              </table:table-cell>
              <table:table-cell table:style-name="ce3">
                <text:p><text:span text:style-name="T2">Sample Resolution/E Electron @ 4GeV@20Pl</text:span></text:p>
              </table:table-cell>
            </table:table-row>
            <table:table-row table:style-name="ro2" table:default-cell-style-name="ce5">
              <table:table-cell table:style-name="ce4" table:number-columns-spanned="7">
                <text:p text:style-name="P5"><text:span text:style-name="T9">FROM THE SCANNING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EFFICIENCY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HIGH</text:span></text:p>
              </table:table-cell>
              <table:table-cell table:style-name="ce7">
                <text:p><text:span text:style-name="T2">0.12</text:span></text:p>
              </table:table-cell>
              <table:table-cell table:style-name="ce7">
                <text:p><text:span text:style-name="T2">0.16</text:span></text:p>
              </table:table-cell>
            </table:table-row>
            <table:table-row table:style-name="ro2" table:default-cell-style-name="ce6">
              <table:table-cell>
                <text:p text:style-name="P5"><text:span text:style-name="T2">BG LEVEL</text:span></text:p>
              </table:table-cell>
              <table:table-cell>
                <text:p text:style-name="P5"><text:span text:style-name="T2">YES</text:span></text:p>
              </table:table-cell>
              <table:table-cell>
                <text:p text:style-name="P5"><text:span text:style-name="T2">YES</text:span></text:p>
              </table:table-cell>
              <table:table-cell>
                <text:p text:style-name="P5"><text:span text:style-name="T2">YES</text:span></text:p>
              </table:table-cell>
              <table:table-cell>
                <text:p text:style-name="P5"><text:span text:style-name="T2">HIGH</text:span></text:p>
              </table:table-cell>
              <table:table-cell table:style-name="ce7">
                <text:p><text:span text:style-name="T2"><text:s text:c="3"/></text:span><text:span text:style-name="T2">?</text:span></text:p>
              </table:table-cell>
              <table:table-cell table:style-name="ce7">
                <text:p><text:span text:style-name="T2"><text:s text:c="3"/></text:span><text:span text:style-name="T2">?</text:span></text:p>
              </table:table-cell>
            </table:table-row>
            <table:table-row table:style-name="ro2" table:default-cell-style-name="ce6">
              <table:table-cell>
                <text:p text:style-name="P5"><text:span text:style-name="T2">NPL, Before,After 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able:style-name="ce7">
                <text:p><text:span text:style-name="T2"><text:s text:c="2"/></text:span><text:span text:style-name="T2">0.026</text:span></text:p>
              </table:table-cell>
              <table:table-cell table:style-name="ce7">
                <text:p><text:span text:style-name="T2"><text:s text:c="3"/></text:span><text:span text:style-name="T2">0.081</text:span></text:p>
              </table:table-cell>
            </table:table-row>
            <table:table-row table:style-name="ro2" table:default-cell-style-name="ce6">
              <table:table-cell>
                <text:p text:style-name="P5"><text:span text:style-name="T2">DISALIGNMENT</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SKIP)</text:span></text:p>
              </table:table-cell>
              <table:table-cell table:style-name="ce7">
                <text:p><text:span text:style-name="T6">-</text:span></text:p>
              </table:table-cell>
              <table:table-cell table:style-name="ce7">
                <text:p><text:span text:style-name="T6">-</text:span></text:p>
              </table:table-cell>
            </table:table-row>
            <table:table-row table:style-name="ro2" table:default-cell-style-name="ce8">
              <table:table-cell table:number-columns-spanned="7">
                <text:p text:style-name="P5"><text:span text:style-name="T9">FROM THE RECO METHOD</text:span></text:p>
              </table:table-cell>
              <table:covered-table-cell/>
              <table:covered-table-cell/>
              <table:covered-table-cell/>
              <table:covered-table-cell/>
              <table:covered-table-cell/>
              <table:covered-table-cell/>
            </table:table-row>
            <table:table-row table:style-name="ro2" table:default-cell-style-name="ce6">
              <table:table-cell>
                <text:p text:style-name="P5"><text:span text:style-name="T2">E/G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0.04</text:span></text:p>
              </table:table-cell>
              <table:table-cell>
                <text:p text:style-name="P5"><text:span text:style-name="T2">0.03</text:span></text:p>
              </table:table-cell>
            </table:table-row>
            <table:table-row table:style-name="ro2" table:default-cell-style-name="ce6">
              <table:table-cell>
                <text:p text:style-name="P5"><text:span text:style-name="T2">Shower Alg</text:span></text:p>
              </table:table-cell>
              <table:table-cell/>
              <table:table-cell/>
              <table:table-cell/>
              <table:table-cell/>
              <table:table-cell/>
              <table:table-cell/>
            </table:table-row>
            <table:table-row table:style-name="ro2" table:default-cell-style-name="ce5">
              <table:table-cell table:number-columns-spanned="7">
                <text:p text:style-name="P5"><text:span text:style-name="T9">FROM THE Multivariate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N TRAININGS CYLCE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N TRAININGS EVENT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TYPE TRAININGS FILE</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6">Cycles&amp;Events(File fixed)</text:span></text:p>
              </table:table-cell>
              <table:table-cell>
                <text:p text:style-name="P5"><text:span text:style-name="T6">YES</text:span></text:p>
              </table:table-cell>
              <table:table-cell>
                <text:p text:style-name="P5"><text:span text:style-name="T6">YES</text:span></text:p>
              </table:table-cell>
              <table:table-cell>
                <text:p text:style-name="P5"><text:span text:style-name="T6">NO</text:span></text:p>
              </table:table-cell>
              <table:table-cell>
                <text:p text:style-name="P5"><text:span text:style-name="T6">LOW</text:span></text:p>
              </table:table-cell>
              <table:table-cell>
                <text:p text:style-name="P5"><text:span text:style-name="T6">0.012</text:span></text:p>
              </table:table-cell>
              <table:table-cell>
                <text:p text:style-name="P5"><text:span text:style-name="T6">0.0068</text:span></text:p>
              </table:table-cell>
            </table:table-row>
            <table:table-row table:style-name="ro1" table:default-cell-style-name="ce5">
              <table:table-cell table:style-name="ce4" table:number-columns-spanned="7">
                <text:p text:style-name="P5"><text:span text:style-name="T9">FROM THE MONTE CARLO METHOD</text:span></text:p>
              </table:table-cell>
              <table:covered-table-cell/>
              <table:covered-table-cell/>
              <table:covered-table-cell/>
              <table:covered-table-cell/>
              <table:covered-table-cell table:style-name="ce3"/>
              <table:covered-table-cell table:style-name="ce3"/>
            </table:table-row>
            <table:table-row table:style-name="ro2" table:default-cell-style-name="ce5">
              <table:table-cell>
                <text:p text:style-name="P5"><text:span text:style-name="T2">QUALITY CUT</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LOW</text:span></text:p>
              </table:table-cell>
              <table:table-cell table:style-name="ce3">
                <text:p><text:span text:style-name="T2"><text:s text:c="3"/></text:span><text:span text:style-name="T2">?</text:span></text:p>
              </table:table-cell>
              <table:table-cell table:style-name="ce3">
                <text:p><text:span text:style-name="T2"><text:s text:c="3"/></text:span><text:span text:style-name="T2">?</text:span></text:p>
              </table:table-cell>
            </table:table-row>
            <table:table-row table:style-name="ro2" table:default-cell-style-name="ce5">
              <table:table-cell>
                <text:p text:style-name="P5"><text:span text:style-name="T2">SHOWER PARAMETRISATION</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SKIP)</text:span></text:p>
              </table:table-cell>
              <table:table-cell table:style-name="ce3">
                <text:p><text:span text:style-name="T2"><text:s text:c="3"/></text:span><text:span text:style-name="T2">-</text:span></text:p>
              </table:table-cell>
              <table:table-cell table:style-name="ce3">
                <text:p><text:span text:style-name="T2"><text:s/></text:span><text:span text:style-name="T2">-</text:span></text:p>
              </table:table-cell>
            </table:table-row>
            <table:table-row table:style-name="ro2" table:default-cell-style-name="ce9">
              <table:table-cell table:number-columns-spanned="5">
                <text:p>ESTIMATED SUM SYST. </text:p>
                <text:p><text:span text:style-name="T2">(+linear, i.e. Overestimated a bit)</text:span></text:p>
              </table:table-cell>
              <table:covered-table-cell table:style-name="ce10"/>
              <table:covered-table-cell/>
              <table:covered-table-cell/>
              <table:covered-table-cell/>
              <table:table-cell>
                <text:p text:style-name="P5">&lt;0.33</text:p>
              </table:table-cell>
              <table:table-cell>
                <text:p text:style-name="P5">&lt;0.4</text:p>
              </table:table-cell>
            </table:table-row>
            <table:table-row table:style-name="ro2" table:default-cell-style-name="ce9">
              <table:table-cell table:number-columns-spanned="5">
                <text:p>STATISTICAL</text:p>
              </table:table-cell>
              <table:covered-table-cell/>
              <table:covered-table-cell/>
              <table:covered-table-cell/>
              <table:covered-table-cell/>
              <table:table-cell>
                <text:p text:style-name="P5">0.48</text:p>
              </table:table-cell>
              <table:table-cell>
                <text:p text:style-name="P5">0.38</text:p>
              </table:table-cell>
            </table:table-row>
          </table:table>
          <draw:image xlink:href="Pictures/TablePreview1.svm" xlink:type="simple" xlink:show="embed" xlink:actuate="onLoad"/>
        </draw:frame>
        <draw:custom-shape draw:style-name="gr13" draw:text-style-name="P5" draw:layer="layout" svg:width="1.5cm" svg:height="1.125cm" svg:x="26.3cm" svg:y="8.37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5" draw:layer="layout" svg:width="1.5cm" svg:height="1.125cm" svg:x="26.3cm" svg:y="14.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5" draw:layer="layout" svg:width="1.5cm" svg:height="1.125cm" svg:x="26.3cm" svg:y="16.4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3" draw:text-style-name="P5" draw:layer="layout" svg:width="1.5cm" svg:height="1.125cm" svg:x="26.3cm" svg:y="6.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3.6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5" draw:text-style-name="P5" draw:layer="layout" svg:width="1.5cm" svg:height="1.125cm" svg:x="26.3cm" svg:y="4.8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1" draw:layer="layout" svg:width="14.848cm" svg:height="11.136cm" svg:x="3.075cm" svg:y="2.257cm" draw:page-number="21" presentation:class="page"/>
          <draw:frame presentation:style-name="pr7" draw:layer="layout" svg:width="16.799cm" svg:height="13.11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E: Systematics</text:p>
          </draw:text-box>
        </draw:frame>
        <draw:frame presentation:style-name="pr5" draw:layer="layout" svg:width="25.199cm" svg:height="13.86cm" svg:x="1.4cm" svg:y="4.914cm" presentation:class="outline">
          <draw:text-box>
            <text:list text:style-name="L2">
              <text:list-item>
                <text:p>Show uncertainties from different sources.</text:p>
              </text:list-item>
              <text:list-item>
                <text:p>Electrons left, Photons right.</text:p>
              </text:list-item>
              <text:list-item>
                <text:p>(Tables with full valueset will be put later)</text:p>
              </text:list-item>
              <text:list-item>
                <text:p/>
              </text:list-item>
              <text:list-item>
                <text:p>Take Care of different Y-axis scaling!</text:p>
              </text:list-item>
            </text:list>
          </draw:text-box>
        </draw:frame>
        <presentation:notes draw:style-name="dp2">
          <draw:page-thumbnail draw:style-name="gr1" draw:layer="layout" svg:width="14.848cm" svg:height="11.136cm" svg:x="3.075cm" svg:y="2.257cm" draw:page-number="22" presentation:class="page"/>
          <draw:frame presentation:style-name="pr7" draw:layer="layout" svg:width="16.799cm" svg:height="13.114cm" svg:x="2.1cm" svg:y="14.107cm" presentation:class="notes" presentation:placeholder="true">
            <draw:text-box/>
          </draw:frame>
        </presentation:notes>
      </draw:page>
      <draw:page draw:name="page23"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Eff mismatch</text:p>
          </draw:text-box>
        </draw:frame>
        <draw:frame draw:style-name="gr11" draw:text-style-name="P5" draw:layer="layout" svg:width="13.763cm" svg:height="9.5cm" svg:x="0.169cm" svg:y="4cm">
          <draw:image xlink:href="Pictures/1000000000000416000002D2B4D3CAC1.png" xlink:type="simple" xlink:show="embed" xlink:actuate="onLoad">
            <text:p/>
          </draw:image>
        </draw:frame>
        <draw:frame draw:style-name="gr11" draw:text-style-name="P5" draw:layer="layout" svg:width="13.763cm" svg:height="9.5cm" svg:x="13.87cm" svg:y="4cm">
          <draw:image xlink:href="Pictures/1000000000000416000002D27BC4A96D.png" xlink:type="simple" xlink:show="embed" xlink:actuate="onLoad">
            <text:p/>
          </draw:image>
        </draw:frame>
        <draw:frame draw:style-name="gr11" draw:text-style-name="P5" draw:layer="layout" svg:width="12.524cm" svg:height="5.607cm" svg:x="0.976cm" svg:y="14.5cm">
          <draw:image xlink:href="Pictures/10000000000003750000015684688BBE.png" xlink:type="simple" xlink:show="embed" xlink:actuate="onLoad">
            <text:p/>
          </draw:image>
        </draw:frame>
        <draw:frame draw:style-name="gr11" draw:text-style-name="P5" draw:layer="layout" svg:width="12.524cm" svg:height="5.607cm" svg:x="14.776cm" svg:y="14.501cm">
          <draw:image xlink:href="Pictures/1000000000000366000001578A181C1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layer="layout" svg:width="16.799cm" svg:height="13.114cm" svg:x="2.1cm" svg:y="14.107cm" presentation:class="notes" presentation:placeholder="true">
            <draw:text-box/>
          </draw:frame>
        </presentation:notes>
      </draw:page>
      <draw:page draw:name="page24"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NPL mismatch</text:p>
          </draw:text-box>
        </draw:frame>
        <draw:frame draw:style-name="gr11" draw:text-style-name="P5" draw:layer="layout" svg:width="13.763cm" svg:height="9.5cm" svg:x="0.169cm" svg:y="4cm">
          <draw:image xlink:href="Pictures/1000000000000416000002D205644C0F.png" xlink:type="simple" xlink:show="embed" xlink:actuate="onLoad">
            <text:p/>
          </draw:image>
        </draw:frame>
        <draw:frame draw:style-name="gr11" draw:text-style-name="P5" draw:layer="layout" svg:width="13.763cm" svg:height="9.5cm" svg:x="13.87cm" svg:y="4cm">
          <draw:image xlink:href="Pictures/1000000000000416000002D206EA66B1.png" xlink:type="simple" xlink:show="embed" xlink:actuate="onLoad">
            <text:p/>
          </draw:image>
        </draw:frame>
        <draw:frame draw:style-name="gr11" draw:text-style-name="P5" draw:layer="layout" svg:width="12.524cm" svg:height="5.607cm" svg:x="0.976cm" svg:y="14.5cm">
          <draw:image xlink:href="Pictures/10000000000003560000015400DA581E.png" xlink:type="simple" xlink:show="embed" xlink:actuate="onLoad">
            <text:p/>
          </draw:image>
        </draw:frame>
        <draw:frame draw:style-name="gr11" draw:text-style-name="P5" draw:layer="layout" svg:width="12.524cm" svg:height="5.607cm" svg:x="14.776cm" svg:y="14.501cm">
          <draw:image xlink:href="Pictures/10000000000003540000014EC6329601.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114cm" svg:x="2.1cm" svg:y="14.107cm" presentation:class="notes" presentation:placeholder="true">
            <draw:text-box/>
          </draw:frame>
        </presentation:notes>
      </draw:page>
      <draw:page draw:name="page25"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ID mismatch</text:p>
          </draw:text-box>
        </draw:frame>
        <draw:frame draw:style-name="gr11" draw:text-style-name="P5" draw:layer="layout" svg:width="13.763cm" svg:height="9.5cm" svg:x="0.169cm" svg:y="4cm">
          <draw:image xlink:href="Pictures/1000000000000416000002D2C46A3D37.png" xlink:type="simple" xlink:show="embed" xlink:actuate="onLoad">
            <text:p/>
          </draw:image>
        </draw:frame>
        <draw:frame draw:style-name="gr11" draw:text-style-name="P5" draw:layer="layout" svg:width="13.763cm" svg:height="9.5cm" svg:x="13.87cm" svg:y="4cm">
          <draw:image xlink:href="Pictures/1000000000000416000002D24CB10165.png" xlink:type="simple" xlink:show="embed" xlink:actuate="onLoad">
            <text:p/>
          </draw:image>
        </draw:frame>
        <draw:frame draw:style-name="gr11" draw:text-style-name="P5" draw:layer="layout" svg:width="12.524cm" svg:height="5.607cm" svg:x="0.976cm" svg:y="14.5cm">
          <draw:image xlink:href="Pictures/100000000000038A0000014F2921388C.png" xlink:type="simple" xlink:show="embed" xlink:actuate="onLoad">
            <text:p/>
          </draw:image>
        </draw:frame>
        <draw:frame draw:style-name="gr11" draw:text-style-name="P5" draw:layer="layout" svg:width="12.524cm" svg:height="5.607cm" svg:x="14.776cm" svg:y="14.501cm">
          <draw:image xlink:href="Pictures/1000000000000396000001541E95B20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114cm" svg:x="2.1cm" svg:y="14.107cm" presentation:class="notes" presentation:placeholder="true">
            <draw:text-box/>
          </draw:frame>
        </presentation:notes>
      </draw:page>
      <draw:page draw:name="page26"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E: Systematics: ANN uncertainty</text:p>
          </draw:text-box>
        </draw:frame>
        <draw:frame draw:style-name="gr11" draw:text-style-name="P5" draw:layer="layout" svg:width="13.763cm" svg:height="9.5cm" svg:x="0.169cm" svg:y="4cm">
          <draw:image xlink:href="Pictures/1000000000000416000002D26DEB75F9.png" xlink:type="simple" xlink:show="embed" xlink:actuate="onLoad">
            <text:p/>
          </draw:image>
        </draw:frame>
        <draw:frame draw:style-name="gr11" draw:text-style-name="P5" draw:layer="layout" svg:width="13.763cm" svg:height="9.5cm" svg:x="13.87cm" svg:y="4cm">
          <draw:image xlink:href="Pictures/1000000000000416000002D227BD25E4.png" xlink:type="simple" xlink:show="embed" xlink:actuate="onLoad">
            <text:p/>
          </draw:image>
        </draw:frame>
        <draw:frame draw:style-name="gr11" draw:text-style-name="P5" draw:layer="layout" svg:width="12.524cm" svg:height="5.607cm" svg:x="0.976cm" svg:y="14.5cm">
          <draw:image xlink:href="Pictures/10000000000003A2000001566CA626A8.png" xlink:type="simple" xlink:show="embed" xlink:actuate="onLoad">
            <text:p/>
          </draw:image>
        </draw:frame>
        <draw:frame draw:style-name="gr11" draw:text-style-name="P5" draw:layer="layout" svg:width="12.524cm" svg:height="5.607cm" svg:x="14.776cm" svg:y="14.501cm">
          <draw:image xlink:href="Pictures/100000000000037B000001528EE2DEFB.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layer="layout" svg:width="16.799cm" svg:height="13.114cm" svg:x="2.1cm" svg:y="14.10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E: Systematics: Addition</text:p>
          </draw:text-box>
        </draw:frame>
        <draw:frame presentation:style-name="pr5" draw:layer="layout" svg:width="25.199cm" svg:height="13.86cm" svg:x="1.4cm" svg:y="4.914cm" presentation:class="outline">
          <draw:text-box>
            <text:list text:style-name="L2">
              <text:list-item>
                <text:p>As we know, systematic sources are neither totally independent nor totally dependent...</text:p>
              </text:list-item>
              <text:list-item>
                <text:p>But to derive an analytical form for the covariance elements is even more impossible in experimental cases (no analytical function to describe the dependencies)</text:p>
              </text:list-item>
              <text:list-item>
                <text:p>To calculate ALL variations by means of MC estimates would require tooo much computing power.</text:p>
              </text:list-item>
              <text:list-item>
                <text:p>So tradeoff here: take the sources listed in table and add them</text:p>
                <text:list>
                  <text:list-item>
                    <text:p><text:span text:style-name="T10">Q</text:span><text:span text:style-name="T11">uadratically: </text:span><text:span text:style-name="T11"><text:tab/></text:span><text:span text:style-name="T11">sigma^sys_tot= </text:span><text:span text:style-name="T10">Q</text:span><text:span text:style-name="T11">SUM(sigma^sys_i)</text:span></text:p>
                  </text:list-item>
                  <text:list-item>
                    <text:p><text:span text:style-name="T3">L</text:span>inear:<text:tab/><text:tab/><text:tab/><text:tab/><text:tab/><text:tab/><text:tab/> <text:s text:c="13"/>sigma^sys_tot= <text:span text:style-name="T3">L</text:span>SUM(sigma^sys_i)</text:p>
                  </text:list-item>
                </text:list>
              </text:list-item>
              <text:list-item>
                <text:p>„True“ error will be in between....</text:p>
              </text:list-item>
              <text:list-item>
                <text:p>The more systematic sources considered, the larger the error we get.</text:p>
              </text:list-item>
              <text:list-item>
                <text:p>We think that the most important we have investigated...</text:p>
              </text:list-item>
            </text:list>
          </draw:text-box>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layer="layout" svg:width="25.199cm" svg:height="3.507cm" svg:x="1.4cm" svg:y="0.837cm" presentation:class="title">
          <draw:text-box>
            <text:p>Shower ID</text:p>
          </draw:text-box>
        </draw:frame>
        <draw:frame presentation:style-name="pr5" draw:layer="layout" svg:width="25.199cm" svg:height="14.774cm" svg:x="1.4cm" svg:y="4cm" presentation:class="outline" presentation:user-transformed="true">
          <draw:text-box>
            <text:list text:style-name="L2">
              <text:list-item>
                <text:p>Problem:</text:p>
                <text:list>
                  <text:list-item>
                    <text:p>One single Shower can originate from either photons, electrons or (<text:span text:style-name="T6">charged</text:span>) pions</text:p>
                    <text:p/>
                  </text:list-item>
                </text:list>
              </text:list-item>
              <text:list-item>
                <text:p>Solution:</text:p>
                <text:list>
                  <text:list-item>
                    <text:p>Shower ID class, which does a differentiation!</text:p>
                  </text:list-item>
                </text:list>
              </text:list-item>
            </text:list>
            <text:p/>
            <text:list text:continue-numbering="true" text:style-name="L2">
              <text:list-item>
                <text:p>Technicalities:</text:p>
                <text:list>
                  <text:list-item>
                    <text:p>The ID class determines Shower from its originating partic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3" draw:master-page-name="Standard" presentation:presentation-page-layout-name="AL2T1">
        <office:forms form:automatic-focus="false" form:apply-design-mode="false"/>
        <draw:frame presentation:style-name="pr6" draw:layer="layout" svg:width="25.199cm" svg:height="3.256cm" svg:x="1.4cm" svg:y="0.962cm" presentation:class="title">
          <draw:text-box>
            <text:p>Shower ID</text:p>
          </draw:text-box>
        </draw:frame>
        <draw:frame presentation:style-name="pr5" draw:layer="layout" svg:width="25.199cm" svg:height="13.86cm" svg:x="1.4cm" svg:y="4.914cm" presentation:class="outline">
          <draw:text-box>
            <text:list text:style-name="L2">
              <text:list-item>
                <text:p>Instead of assigning the ANN one number for</text:p>
                <text:list>
                  <text:list-item>
                    <text:list>
                      <text:list-item>
                        <text:p>Gamma, Electron, Pion(+-)</text:p>
                      </text:list-item>
                    </text:list>
                  </text:list-item>
                </text:list>
              </text:list-item>
              <text:list-item>
                <text:p>We do decions based on „X vs Y“, i.e.</text:p>
                <text:list>
                  <text:list-item>
                    <text:list>
                      <text:list-item>
                        <text:p>Gamma vs Electron</text:p>
                      </text:list-item>
                      <text:list-item>
                        <text:p>Electron vs Pion</text:p>
                      </text:list-item>
                    </text:list>
                  </text:list-item>
                </text:list>
              </text:list-item>
              <text:list-item>
                <text:p>Because the ANN is better in discriminating two-by-two variable discrimination.</text:p>
              </text:list-item>
              <text:list-item>
                <text:p>In continuation with former implementations, we save these results in <text:s/>eProb1,eProb90_X_vs_Y</text:p>
              </text:list-item>
            </text:list>
          </draw:text-box>
        </draw:frame>
        <draw:frame draw:style-name="gr10" draw:layer="layout" svg:width="9.5cm" svg:height="0.962cm" svg:x="2cm" svg:y="18.5cm">
          <draw:text-box>
            <text:p>Eprob1: bg rejection at 1%</text:p>
          </draw:text-box>
        </draw:frame>
        <draw:frame draw:style-name="gr10" draw:layer="layout" svg:width="9.5cm" svg:height="0.962cm" svg:x="13cm" svg:y="18.538cm">
          <draw:text-box>
            <text:p>Eprob90: signal efficiency 90%</text:p>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3" draw:master-page-name="Standard" presentation:presentation-page-layout-name="AL2T1">
        <office:forms form:automatic-focus="false" form:apply-design-mode="false"/>
        <draw:custom-shape draw:style-name="gr7" draw:text-style-name="P5" draw:layer="layout" svg:width="4.5cm" svg:height="3.5cm" svg:x="19cm" svg:y="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6" draw:layer="layout" svg:width="25.199cm" svg:height="3.256cm" svg:x="1.4cm" svg:y="0.962cm" presentation:class="title">
          <draw:text-box>
            <text:p>Shower ID</text:p>
          </draw:text-box>
        </draw:frame>
        <draw:frame presentation:style-name="pr5" draw:layer="layout" svg:width="25.199cm" svg:height="16.086cm" svg:x="1.4cm" svg:y="4.914cm" presentation:class="outline" presentation:user-transformed="true">
          <draw:text-box>
            <text:list text:style-name="L2">
              <text:list-item>
                <text:p>Two type of variables:</text:p>
                <text:list>
                  <text:list-item>
                    <text:p>SHID: 0(G),1(E),2(P)</text:p>
                  </text:list-item>
                  <text:list-item>
                    <text:p>SPID: 0,1,2</text:p>
                  </text:list-item>
                  <text:list-item>
                    <text:p>So we can assign a unique </text:p>
                  </text:list-item>
                  <text:list-item>
                    <text:p>ID for each combination:</text:p>
                  </text:list-item>
                  <text:list-item>
                    <text:p>Example:</text:p>
                    <text:list>
                      <text:list-item>
                        <text:p>gamma_vs_e: SHID=0,SPID=1</text:p>
                      </text:list-item>
                      <text:list-item>
                        <text:p>e_vs_pi: SHID=1,SPID=2</text:p>
                      </text:list-item>
                    </text:list>
                  </text:list-item>
                  <text:list-item>
                    <text:p>Always put <text:tab/>0 if it belongs to Type 0 (SHID)</text:p>
                  </text:list-item>
                  <text:list-item>
                    <text:p>Always put <text:tab/>1 if it belongs to Type 1 (SPID)</text:p>
                  </text:list-item>
                </text:list>
              </text:list-item>
            </text:list>
          </draw:text-box>
        </draw:frame>
        <draw:frame draw:style-name="gr16" draw:layer="layout" svg:width="1.025cm" svg:height="1.062cm" svg:x="23.074cm" svg:y="9.238cm">
          <draw:text-box>
            <text:p>E</text:p>
          </draw:text-box>
        </draw:frame>
        <draw:frame draw:style-name="gr17" draw:layer="layout" svg:width="1cm" svg:height="1.162cm" svg:x="20.7cm" svg:y="5.138cm">
          <draw:text-box>
            <text:p>G</text:p>
          </draw:text-box>
        </draw:frame>
        <draw:frame draw:style-name="gr16" draw:layer="layout" svg:width="1.025cm" svg:height="1.062cm" svg:x="18.5cm" svg:y="9.2cm">
          <draw:text-box>
            <text:p>P</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3" draw:master-page-name="Standard" presentation:presentation-page-layout-name="AL4T19">
        <office:forms form:automatic-focus="false" form:apply-design-mode="false"/>
        <draw:frame presentation:style-name="pr4" draw:layer="layout" svg:width="25.199cm" svg:height="3.507cm" svg:x="1.4cm" svg:y="0.837cm" presentation:class="title">
          <draw:text-box>
            <text:p>Block diagram: ID</text:p>
          </draw:text-box>
        </draw:frame>
        <draw:g>
          <draw:custom-shape draw:style-name="gr2" draw:text-style-name="P5" draw:layer="layout" svg:width="2.305cm" svg:height="2.305cm" svg:x="7.0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3.2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3.2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5.4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9.8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11.0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4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7.6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7.6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9.7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7" draw:text-style-name="P5" draw:layer="layout" svg:width="1cm" svg:height="3.5cm" svg:x="7.8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1" draw:layer="layout" svg:width="4.5cm" svg:height="2cm" svg:x="6.1cm" svg:y="13cm">
          <text:p text:style-name="P5"><text:span text:style-name="T6">Shower </text:span></text:p>
          <text:p text:style-name="P5"><text:span text:style-name="T6">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4.5cm" svg:height="2cm" svg:x="6.1cm" svg:y="16cm">
          <text:p text:style-name="P5"><text:span text:style-name="T6">Vertex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11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5" draw:layer="layout" svg:width="1.5cm" svg:height="1.5cm" svg:x="3.9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5" draw:layer="layout" svg:width="3.5cm" svg:height="3.5cm" svg:x="14cm" svg:y="13.8cm">
          <text:p text:style-name="P5">ID class</text:p>
          <text:p text:style-name="P5">instan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3.5cm" svg:height="1.5cm" svg:x="18.2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layer="layout" svg:width="3cm" svg:height="2.484cm" svg:x="22.9cm" svg:y="14.4cm">
          <draw:text-box>
            <text:p>Gamma</text:p>
            <text:p>Electron</text:p>
            <text:p>Pion</text:p>
          </draw:text-box>
        </draw:frame>
        <draw:frame draw:style-name="gr10" draw:layer="layout" svg:width="6.5cm" svg:height="0.962cm" svg:x="18cm" svg:y="17.5cm">
          <draw:text-box>
            <text:p>==Track-&gt;Flag()</text:p>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3" draw:master-page-name="Standard" presentation:presentation-page-layout-name="AL4T19">
        <office:forms form:automatic-focus="false" form:apply-design-mode="false"/>
        <draw:frame presentation:style-name="pr6" draw:layer="layout" svg:width="25.199cm" svg:height="3.256cm" svg:x="1.4cm" svg:y="0.962cm" presentation:class="title">
          <draw:text-box>
            <text:p>More here...</text:p>
          </draw:text-box>
        </draw:frame>
        <presentation:notes draw:style-name="dp2">
          <draw:page-thumbnail draw:style-name="gr1"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Abgerundete Rechtecke</dc:title>
    <dc:description>Präsentationshintergrund Vorlage</dc:description>
    <meta:creation-date>2010-11-26T09:40:51</meta:creation-date>
    <dc:language>de-DE</dc:language>
    <meta:editing-cycles>16</meta:editing-cycles>
    <meta:editing-duration>PT00H25M59S</meta:editing-duration>
    <dc:date>2011-02-17T18:47:16</dc:date>
    <dc:creator>meisel </dc:creator>
    <meta:document-statistic meta:object-count="263"/>
    <meta:user-defined meta:name="Info 1"/>
    <meta:user-defined meta:name="Info 2"/>
    <meta:user-defined meta:name="Info 3"/>
    <meta:user-defined meta:name="Info 4"/>
    <meta:template xlink:type="simple" xlink:actuate="onRequest" xlink:title="Abgerundete Rechtecke" xlink:href="../libShowerMANUAL.odp" meta:date="2010-11-26T09:40:51"/>
  </office:meta>
</office:document-meta>
</file>